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2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AVERAGE([.B2:.K2])" office:value-type="float" office:value="0.2317692">
            <text:p>0.231769</text:p>
          </table:table-cell>
          <table:table-cell table:style-name="ce1" office:value-type="float" office:value="1">
            <text:p>1</text:p>
          </table:table-cell>
          <table:table-cell table:formula="of:=[.$M12]/[.M2]" office:value-type="float" office:value="0.829933399260989">
            <text:p>0.829933</text:p>
          </table:table-cell>
          <table:table-cell table:number-columns-repeated="24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AVERAGE([.B3:.K3])" office:value-type="float" office:value="0.141169">
            <text:p>0.141169</text:p>
          </table:table-cell>
          <table:table-cell table:style-name="ce1" office:value-type="float" office:value="2">
            <text:p>2</text:p>
          </table:table-cell>
          <table:table-cell table:formula="of:=[.$M12]/[.M3]" office:value-type="float" office:value="1.36257251946249">
            <text:p>1.362573</text:p>
          </table:table-cell>
          <table:table-cell table:number-columns-repeated="24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AVERAGE([.B4:.K4])" office:value-type="float" office:value="0.0836216">
            <text:p>0.083622</text:p>
          </table:table-cell>
          <table:table-cell table:style-name="ce1" office:value-type="float" office:value="4">
            <text:p>4</text:p>
          </table:table-cell>
          <table:table-cell table:formula="of:=[.$M12]/[.M4]" office:value-type="float" office:value="2.30027887531451">
            <text:p>2.300279</text:p>
          </table:table-cell>
          <table:table-cell table:number-columns-repeated="24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f:=AVERAGE([.B5:.K5])" office:value-type="float" office:value="0.073681">
            <text:p>0.073681</text:p>
          </table:table-cell>
          <table:table-cell table:style-name="ce1" office:value-type="float" office:value="8">
            <text:p>8</text:p>
          </table:table-cell>
          <table:table-cell table:formula="of:=[.$M12]/[.M5]" office:value-type="float" office:value="2.61061874838832">
            <text:p>2.610619</text:p>
          </table:table-cell>
          <table:table-cell table:number-columns-repeated="24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f:=AVERAGE([.B6:.K6])" office:value-type="float" office:value="0.0698116">
            <text:p>0.069812</text:p>
          </table:table-cell>
          <table:table-cell table:style-name="ce1" office:value-type="float" office:value="12">
            <text:p>12</text:p>
          </table:table-cell>
          <table:table-cell table:formula="of:=[.$M12]/[.M6]" office:value-type="float" office:value="2.75531573549381">
            <text:p>2.755316</text:p>
          </table:table-cell>
          <table:table-cell table:number-columns-repeated="24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f:=AVERAGE([.B7:.K7])" office:value-type="float" office:value="0.0648532">
            <text:p>0.064853</text:p>
          </table:table-cell>
          <table:table-cell table:style-name="ce1" office:value-type="float" office:value="16">
            <text:p>16</text:p>
          </table:table-cell>
          <table:table-cell table:formula="of:=[.$M12]/[.M7]" office:value-type="float" office:value="2.96597546458772">
            <text:p>2.965975</text:p>
          </table:table-cell>
          <table:table-cell table:number-columns-repeated="24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71088">
            <text:p>0.071088</text:p>
          </table:table-cell>
          <table:table-cell office:value-type="float" office:value="0.067293">
            <text:p>0.067293</text:p>
          </table:table-cell>
          <table:table-cell office:value-type="float" office:value="0.059827">
            <text:p>0.059827</text:p>
          </table:table-cell>
          <table:table-cell office:value-type="float" office:value="0.074266">
            <text:p>0.074266</text:p>
          </table:table-cell>
          <table:table-cell office:value-type="float" office:value="0.067305">
            <text:p>0.067305</text:p>
          </table:table-cell>
          <table:table-cell table:number-columns-repeated="5"/>
          <table:table-cell office:value-type="float" office:value="32">
            <text:p>32</text:p>
          </table:table-cell>
          <table:table-cell table:formula="of:=AVERAGE([.B8:.K8])" office:value-type="float" office:value="0.0679558">
            <text:p>0.067956</text:p>
          </table:table-cell>
          <table:table-cell table:style-name="ce1" office:value-type="float" office:value="32">
            <text:p>32</text:p>
          </table:table-cell>
          <table:table-cell table:formula="of:=[.$M12]/[.M8]" office:value-type="float" office:value="2.83056045252944">
            <text:p>2.830560</text:p>
          </table:table-cell>
          <table:table-cell table:number-columns-repeated="24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60567">
            <text:p>0.060567</text:p>
          </table:table-cell>
          <table:table-cell office:value-type="float" office:value="0.069158">
            <text:p>0.069158</text:p>
          </table:table-cell>
          <table:table-cell office:value-type="float" office:value="0.060046">
            <text:p>0.060046</text:p>
          </table:table-cell>
          <table:table-cell office:value-type="float" office:value="0.070277">
            <text:p>0.070277</text:p>
          </table:table-cell>
          <table:table-cell office:value-type="float" office:value="0.073455">
            <text:p>0.073455</text:p>
          </table:table-cell>
          <table:table-cell table:number-columns-repeated="5"/>
          <table:table-cell office:value-type="float" office:value="40">
            <text:p>40</text:p>
          </table:table-cell>
          <table:table-cell table:formula="of:=AVERAGE([.B9:.K9])" office:value-type="float" office:value="0.0667006">
            <text:p>0.066701</text:p>
          </table:table-cell>
          <table:table-cell table:style-name="ce1" office:value-type="float" office:value="40">
            <text:p>40</text:p>
          </table:table-cell>
          <table:table-cell table:formula="of:=[.$M12]/[.M9]" office:value-type="float" office:value="2.88382713198982">
            <text:p>2.883827</text:p>
          </table:table-cell>
          <table:table-cell table:number-columns-repeated="24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58057">
            <text:p>0.058057</text:p>
          </table:table-cell>
          <table:table-cell office:value-type="float" office:value="0.071429">
            <text:p>0.071429</text:p>
          </table:table-cell>
          <table:table-cell office:value-type="float" office:value="0.058235">
            <text:p>0.058235</text:p>
          </table:table-cell>
          <table:table-cell office:value-type="float" office:value="0.077139">
            <text:p>0.077139</text:p>
          </table:table-cell>
          <table:table-cell office:value-type="float" office:value="0.057181">
            <text:p>0.057181</text:p>
          </table:table-cell>
          <table:table-cell table:number-columns-repeated="5"/>
          <table:table-cell office:value-type="float" office:value="48">
            <text:p>48</text:p>
          </table:table-cell>
          <table:table-cell table:formula="of:=AVERAGE([.B10:.K10])" office:value-type="float" office:value="0.0644082">
            <text:p>0.064408</text:p>
          </table:table-cell>
          <table:table-cell table:style-name="ce1" office:value-type="float" office:value="48">
            <text:p>48</text:p>
          </table:table-cell>
          <table:table-cell table:formula="of:=[.$M12]/[.M10]" office:value-type="float" office:value="2.98646756158377">
            <text:p>2.986468</text:p>
          </table:table-cell>
          <table:table-cell table:number-columns-repeated="24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68198">
            <text:p>0.068198</text:p>
          </table:table-cell>
          <table:table-cell office:value-type="float" office:value="0.073746">
            <text:p>0.073746</text:p>
          </table:table-cell>
          <table:table-cell office:value-type="float" office:value="0.060632">
            <text:p>0.060632</text:p>
          </table:table-cell>
          <table:table-cell office:value-type="float" office:value="0.079513">
            <text:p>0.079513</text:p>
          </table:table-cell>
          <table:table-cell office:value-type="float" office:value="0.060377">
            <text:p>0.060377</text:p>
          </table:table-cell>
          <table:table-cell table:number-columns-repeated="5"/>
          <table:table-cell office:value-type="float" office:value="64">
            <text:p>64</text:p>
          </table:table-cell>
          <table:table-cell table:formula="of:=AVERAGE([.B11:.K11])" office:value-type="float" office:value="0.0684932">
            <text:p>0.068493</text:p>
          </table:table-cell>
          <table:table-cell table:style-name="ce1" office:value-type="float" office:value="64">
            <text:p>64</text:p>
          </table:table-cell>
          <table:table-cell table:formula="of:=[.$M12]/[.M11]" office:value-type="float" office:value="2.80835177798672">
            <text:p>2.808352</text:p>
          </table:table-cell>
          <table:table-cell table:number-columns-repeated="241"/>
        </table:table-row>
        <table:table-row table:style-name="ro2">
          <table:table-cell office:value-type="string">
            <text:p>sequential</text:p>
          </table:table-cell>
          <table:table-cell office:value-type="float" office:value="0.192249">
            <text:p>0.192249</text:p>
          </table:table-cell>
          <table:table-cell office:value-type="float" office:value="0.192494">
            <text:p>0.192494</text:p>
          </table:table-cell>
          <table:table-cell office:value-type="float" office:value="0.192373">
            <text:p>0.192373</text:p>
          </table:table-cell>
          <table:table-cell office:value-type="float" office:value="0.19238">
            <text:p>0.192380</text:p>
          </table:table-cell>
          <table:table-cell office:value-type="float" office:value="0.192356">
            <text:p>0.192356</text:p>
          </table:table-cell>
          <table:table-cell office:value-type="float" office:value="0.192266">
            <text:p>0.192266</text:p>
          </table:table-cell>
          <table:table-cell table:number-columns-repeated="5"/>
          <table:table-cell table:formula="of:=AVERAGE([.B12:.K12])" office:value-type="float" office:value="0.192353">
            <text:p>0.192353</text:p>
          </table:table-cell>
          <table:table-cell table:number-columns-repeated="243"/>
        </table:table-row>
        <table:table-row table:style-name="ro2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table:formula="of:=AVERAGE([.B13:.K13])" office:value-type="float" office:value="0.315311333333333">
            <text:p>0.315311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4"/>
          <table:table-cell>
            <draw:frame table:end-cell-address="Sheet1.L49" table:end-x="0.5654in" table:end-y="0.0693in" draw:z-index="0" draw:style-name="gr1" svg:width="6.6362in" svg:height="6.1059in" svg:x="0.1524in" svg:y="0.0091in">
              <draw:object draw:notify-on-update-of-ranges="Sheet1.L2:Sheet1.L11 Sheet1.M2:Sheet1.M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table:number-columns-repeated="11"/>
          <table:table-cell>
            <draw:frame table:end-cell-address="Sheet1.T44" table:end-x="0.0602in" table:end-y="0.0827in" draw:z-index="1" draw:style-name="gr1" svg:width="6.2909in" svg:height="4.989in" svg:x="0.8815in" svg:y="0.072in">
              <draw:object draw:notify-on-update-of-ranges="Sheet1.N2:Sheet1.N11 Sheet1.O2:Sheet1.O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4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 table:number-rows-repeated="4">
          <table:table-cell table:style-name="ce2"/>
          <table:table-cell table:style-name="Default"/>
          <table:table-cell table:number-columns-repeated="254"/>
        </table:table-row>
        <table:table-row table:style-name="ro2">
          <table:table-cell table:style-name="ce2"/>
          <table:table-cell table:style-name="Default"/>
          <table:table-cell table:number-columns-repeated="10"/>
          <table:table-cell table:style-name="ce3"/>
          <table:table-cell table:number-columns-repeated="243"/>
        </table:table-row>
        <table:table-row table:style-name="ro2" table:number-rows-repeated="2">
          <table:table-cell table:style-name="ce2"/>
          <table:table-cell table:number-columns-repeated="11"/>
          <table:table-cell table:style-name="ce3"/>
          <table:table-cell table:number-columns-repeated="243"/>
        </table:table-row>
        <table:table-row table:style-name="ro2">
          <table:table-cell table:style-name="ce2"/>
          <table:table-cell table:style-name="Default"/>
          <table:table-cell table:number-columns-repeated="10"/>
          <table:table-cell table:style-name="ce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number-columns-repeated="10"/>
          <table:table-cell table:style-name="ce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5">
          <table:table-cell/>
          <table:table-cell table:style-name="Default"/>
          <table:table-cell table:number-columns-repeated="254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3/09/2010</text:date>, <text:time>02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2-21T20:11:27</meta:creation-date>
    <dc:date>2010-03-09T02:56:44.10</dc:date>
    <meta:editing-cycles>27</meta:editing-cycles>
    <meta:editing-duration>PT05H36M26S</meta:editing-duration>
    <dc:creator>Samuel Palmer</dc:creator>
    <meta:document-statistic meta:table-count="3" meta:cell-count="11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91111755371pt" style:font-size-asian="12.9991111755371pt" style:font-size-complex="12.9991111755371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99938488006592pt" style:font-size-asian="8.99938488006592pt" style:font-size-complex="8.99938488006592pt"/>
    </style:style>
    <style:style style:name="ch7" style:family="chart" style:data-style-name="N117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9938488006592pt" style:font-size-asian="8.99938488006592pt" style:font-size-complex="8.99938488006592pt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7cm" svg:height="15.51cm" xlink:href=".." chart:class="chart:bar" chart:style-name="ch1">
        <chart:title svg:x="6cm" svg:y="0.311cm" chart:style-name="ch2">
          <text:p>Ranger Running Times</text:p>
        </chart:title>
        <chart:subtitle svg:x="5.398cm" svg:y="1.124cm" chart:style-name="ch3">
          <text:p>10000x10000 matrix (70% sparsity)</text:p>
        </chart:subtitle>
        <chart:plot-area chart:style-name="ch4" table:cell-range-address="Sheet1.L2:Sheet1.M11" chart:data-source-has-labels="column" svg:x="0.47cm" svg:y="1.523cm" svg:width="16.046cm" svg:height="13.948cm">
          <chart:axis chart:dimension="x" chart:name="primary-x" chart:style-name="ch5">
            <chart:title svg:x="8.188cm" svg:y="14.811cm" chart:style-name="ch6">
              <text:p>Threads</text:p>
            </chart:title>
            <chart:categories table:cell-range-address="Sheet1.L2:Sheet1.L11"/>
          </chart:axis>
          <chart:axis chart:dimension="y" chart:name="primary-y" chart:style-name="ch7">
            <chart:title svg:x="0.342cm" svg:y="8.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2:Sheet1.L11">1</text:p>
              </table:table-cell>
              <table:table-cell office:value-type="float" office:value="0.2317692">
                <text:p text:id="Sheet1.M2:Sheet1.M11">0.231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169">
                <text:p>0.14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6216">
                <text:p>0.0836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3681">
                <text:p>0.073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8116">
                <text:p>0.0698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8532">
                <text:p>0.0648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79558">
                <text:p>0.0679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7006">
                <text:p>0.0667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44082">
                <text:p>0.0644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84932">
                <text:p>0.0684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12.673cm" xlink:href=".." chart:class="chart:line" chart:style-name="ch1">
        <chart:title svg:x="7.076cm" svg:y="0.253cm" chart:style-name="ch2">
          <text:p>Speedup</text:p>
        </chart:title>
        <chart:subtitle svg:x="5.043cm" svg:y="1.035cm" chart:style-name="ch3">
          <text:p>10000x10000 matrix (70% sparsity)</text:p>
        </chart:subtitle>
        <chart:plot-area chart:style-name="ch4" table:cell-range-address="Sheet1.N2:Sheet1.O11" chart:data-source-has-labels="column" svg:x="0.437cm" svg:y="1.738cm" svg:width="15.223cm" svg:height="10.636cm">
          <chart:axis chart:dimension="x" chart:name="primary-x" chart:style-name="ch5">
            <chart:title svg:x="7.743cm" svg:y="12.024cm" chart:style-name="ch6">
              <text:p>Threads</text:p>
            </chart:title>
            <chart:categories table:cell-range-address="Sheet1.N2:Sheet1.N11"/>
          </chart:axis>
          <chart:axis chart:dimension="y" chart:name="primary-y" chart:style-name="ch7">
            <chart:title svg:x="0.321cm" svg:y="7.427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 text:id="Sheet1.N2:Sheet1.N11">1</text:p>
              </table:table-cell>
              <table:table-cell office:value-type="float" office:value="0.829933399260989">
                <text:p text:id="Sheet1.O2:Sheet1.O11">0.8299333992609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257251946249">
                <text:p>1.36257251946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027887531451">
                <text:p>2.30027887531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061874838832">
                <text:p>2.61061874838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531573549381">
                <text:p>2.75531573549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6597546458772">
                <text:p>2.96597546458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3056045252944">
                <text:p>2.8305604525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8382713198982">
                <text:p>2.88382713198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8646756158377">
                <text:p>2.98646756158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0835177798672">
                <text:p>2.80835177798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